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in Modern Roman" svg:font-family="'Latin Modern Roman'"/>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593cm"/>
    </style:style>
    <style:style style:name="Tableau1.B" style:family="table-column">
      <style:table-column-properties style:column-width="4.101cm"/>
    </style:style>
    <style:style style:name="Tableau1.C" style:family="table-column">
      <style:table-column-properties style:column-width="5.001cm"/>
    </style:style>
    <style:style style:name="Tableau1.D" style:family="table-column">
      <style:table-column-properties style:column-width="5.318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196cm"/>
    </style:style>
    <style:style style:name="Tableau2.B" style:family="table-column">
      <style:table-column-properties style:column-width="7.01cm"/>
    </style:style>
    <style:style style:name="Tableau2.C" style:family="table-column">
      <style:table-column-properties style:column-width="7.807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39b4f1" officeooo:paragraph-rsid="0039b4f1"/>
    </style:style>
    <style:style style:name="P2" style:family="paragraph" style:parent-style-name="Standard">
      <style:text-properties officeooo:rsid="000ebb42" officeooo:paragraph-rsid="000ebb42"/>
    </style:style>
    <style:style style:name="P3" style:family="paragraph" style:parent-style-name="Standard">
      <style:paragraph-properties fo:text-align="justify" style:justify-single-word="false"/>
      <style:text-properties officeooo:rsid="000ebb42" officeooo:paragraph-rsid="000ebb42"/>
    </style:style>
    <style:style style:name="P4" style:family="paragraph" style:parent-style-name="Standard">
      <style:paragraph-properties fo:text-align="justify" style:justify-single-word="false"/>
      <style:text-properties officeooo:rsid="001b6902" officeooo:paragraph-rsid="001b6902"/>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text-properties officeooo:rsid="001281ff" officeooo:paragraph-rsid="001281ff"/>
    </style:style>
    <style:style style:name="P7" style:family="paragraph" style:parent-style-name="Text_20_body">
      <style:paragraph-properties fo:text-align="justify" style:justify-single-word="false"/>
      <style:text-properties officeooo:rsid="001281ff" officeooo:paragraph-rsid="0030e276"/>
    </style:style>
    <style:style style:name="P8" style:family="paragraph" style:parent-style-name="Text_20_body">
      <style:paragraph-properties fo:text-align="justify" style:justify-single-word="false"/>
      <style:text-properties fo:font-weight="bold" officeooo:rsid="001281ff" officeooo:paragraph-rsid="001281ff" style:font-weight-asian="bold" style:font-weight-complex="bold"/>
    </style:style>
    <style:style style:name="P9" style:family="paragraph" style:parent-style-name="Text_20_body">
      <style:paragraph-properties fo:text-align="justify" style:justify-single-word="false"/>
      <style:text-properties fo:font-weight="bold" officeooo:rsid="000f3410" officeooo:paragraph-rsid="000f3410" style:font-weight-asian="bold" style:font-weight-complex="bold"/>
    </style:style>
    <style:style style:name="P10" style:family="paragraph" style:parent-style-name="Text_20_body">
      <style:paragraph-properties fo:text-align="justify" style:justify-single-word="false"/>
      <style:text-properties officeooo:rsid="0015de46" officeooo:paragraph-rsid="0015de46"/>
    </style:style>
    <style:style style:name="P11" style:family="paragraph" style:parent-style-name="Text_20_body">
      <style:paragraph-properties fo:text-align="justify" style:justify-single-word="false"/>
      <style:text-properties officeooo:rsid="0016fbd6" officeooo:paragraph-rsid="0016fbd6"/>
    </style:style>
    <style:style style:name="P12" style:family="paragraph" style:parent-style-name="Text_20_body">
      <style:paragraph-properties fo:text-align="justify" style:justify-single-word="false"/>
      <style:text-properties officeooo:rsid="00197ee8" officeooo:paragraph-rsid="00197ee8"/>
    </style:style>
    <style:style style:name="P13" style:family="paragraph" style:parent-style-name="Text_20_body">
      <style:paragraph-properties fo:text-align="justify" style:justify-single-word="false"/>
      <style:text-properties officeooo:rsid="00197ee8" officeooo:paragraph-rsid="00360947"/>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322b17"/>
    </style:style>
    <style:style style:name="P16" style:family="paragraph" style:parent-style-name="Text_20_body">
      <style:paragraph-properties fo:text-align="justify" style:justify-single-word="false"/>
      <style:text-properties officeooo:paragraph-rsid="003476c0"/>
    </style:style>
    <style:style style:name="P17" style:family="paragraph" style:parent-style-name="Text_20_body">
      <style:paragraph-properties fo:text-align="justify" style:justify-single-word="false"/>
      <style:text-properties officeooo:paragraph-rsid="00360947"/>
    </style:style>
    <style:style style:name="P18" style:family="paragraph" style:parent-style-name="Text_20_body">
      <style:paragraph-properties fo:text-align="justify" style:justify-single-word="false"/>
      <style:text-properties officeooo:paragraph-rsid="002b2825"/>
    </style:style>
    <style:style style:name="P19" style:family="paragraph" style:parent-style-name="Text_20_body">
      <style:paragraph-properties fo:text-align="justify" style:justify-single-word="false"/>
      <style:text-properties officeooo:paragraph-rsid="003be7bd"/>
    </style:style>
    <style:style style:name="P20" style:family="paragraph" style:parent-style-name="Text_20_body">
      <style:paragraph-properties fo:text-align="justify" style:justify-single-word="false"/>
      <style:text-properties officeooo:paragraph-rsid="00107ad8"/>
    </style:style>
    <style:style style:name="P21" style:family="paragraph" style:parent-style-name="Text_20_body">
      <style:paragraph-properties fo:text-align="justify" style:justify-single-word="false"/>
      <style:text-properties officeooo:rsid="000f3410" officeooo:paragraph-rsid="000f3410"/>
    </style:style>
    <style:style style:name="P22" style:family="paragraph" style:parent-style-name="Text_20_body">
      <style:paragraph-properties fo:text-align="justify" style:justify-single-word="false"/>
      <style:text-properties officeooo:rsid="000f660b" officeooo:paragraph-rsid="000f660b"/>
    </style:style>
    <style:style style:name="P23" style:family="paragraph" style:parent-style-name="Text_20_body">
      <style:paragraph-properties fo:text-align="justify" style:justify-single-word="false"/>
      <style:text-properties officeooo:rsid="00102f30" officeooo:paragraph-rsid="00102f30"/>
    </style:style>
    <style:style style:name="P24" style:family="paragraph" style:parent-style-name="Text_20_body">
      <style:paragraph-properties fo:text-align="justify" style:justify-single-word="false"/>
      <style:text-properties officeooo:rsid="00107ad8" officeooo:paragraph-rsid="00107ad8"/>
    </style:style>
    <style:style style:name="P25" style:family="paragraph" style:parent-style-name="Text_20_body">
      <style:paragraph-properties fo:text-align="justify" style:justify-single-word="false"/>
      <style:text-properties officeooo:rsid="00107ad8" officeooo:paragraph-rsid="003be7bd"/>
    </style:style>
    <style:style style:name="P26" style:family="paragraph" style:parent-style-name="Text_20_body">
      <style:paragraph-properties fo:text-align="justify" style:justify-single-word="false"/>
      <style:text-properties officeooo:rsid="00107ad8" officeooo:paragraph-rsid="003e0baa"/>
    </style:style>
    <style:style style:name="P27" style:family="paragraph" style:parent-style-name="Text_20_body">
      <style:paragraph-properties fo:text-align="justify" style:justify-single-word="false"/>
      <style:text-properties officeooo:rsid="00107ad8" officeooo:paragraph-rsid="003f512d"/>
    </style:style>
    <style:style style:name="P28" style:family="paragraph" style:parent-style-name="Text_20_body">
      <style:paragraph-properties fo:text-align="justify" style:justify-single-word="false"/>
      <style:text-properties officeooo:rsid="001997fb" officeooo:paragraph-rsid="00322b17"/>
    </style:style>
    <style:style style:name="P29" style:family="paragraph" style:parent-style-name="Text_20_body">
      <style:paragraph-properties fo:text-align="justify" style:justify-single-word="false"/>
      <style:text-properties officeooo:rsid="001997fb" officeooo:paragraph-rsid="003476c0"/>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fo:font-size="18pt" style:font-size-asian="18pt" style:font-size-complex="18pt"/>
    </style:style>
    <style:style style:name="P32" style:family="paragraph" style:parent-style-name="Text_20_body">
      <style:text-properties fo:font-size="18pt" fo:font-weight="bold" style:font-size-asian="18pt" style:font-weight-asian="bold" style:font-size-complex="18pt" style:font-weight-complex="bold"/>
    </style:style>
    <style:style style:name="P33" style:family="paragraph" style:parent-style-name="Text_20_body">
      <style:paragraph-properties fo:text-align="justify" style:justify-single-word="false"/>
      <style:text-properties officeooo:rsid="00243b2d" officeooo:paragraph-rsid="00243b2d"/>
    </style:style>
    <style:style style:name="P34" style:family="paragraph" style:parent-style-name="Text_20_body">
      <style:paragraph-properties fo:text-align="justify" style:justify-single-word="false"/>
      <style:text-properties officeooo:rsid="002f8385" officeooo:paragraph-rsid="002f8385"/>
    </style:style>
    <style:style style:name="P35" style:family="paragraph" style:parent-style-name="Text_20_body">
      <style:paragraph-properties fo:text-align="justify" style:justify-single-word="false"/>
      <style:text-properties officeooo:rsid="002fecec" officeooo:paragraph-rsid="002fecec"/>
    </style:style>
    <style:style style:name="P36" style:family="paragraph" style:parent-style-name="Text_20_body">
      <style:paragraph-properties fo:text-align="justify" style:justify-single-word="false"/>
      <style:text-properties officeooo:rsid="00309a4e" officeooo:paragraph-rsid="00309a4e"/>
    </style:style>
    <style:style style:name="P37" style:family="paragraph" style:parent-style-name="Text_20_body">
      <style:text-properties fo:font-style="italic" style:font-style-asian="italic" style:font-style-complex="italic"/>
    </style:style>
    <style:style style:name="P38" style:family="paragraph" style:parent-style-name="Text_20_body">
      <style:paragraph-properties fo:text-align="justify" style:justify-single-word="false"/>
      <style:text-properties officeooo:rsid="001128b8" officeooo:paragraph-rsid="001128b8"/>
    </style:style>
    <style:style style:name="P39" style:family="paragraph" style:parent-style-name="Table_20_Contents">
      <style:paragraph-properties fo:text-align="justify" style:justify-single-word="false"/>
      <style:text-properties style:font-name="Latin Modern Roman" fo:font-size="11pt" officeooo:rsid="00243b2d" officeooo:paragraph-rsid="00243b2d" style:font-name-asian="Noto Sans CJK SC Regular" style:font-size-asian="11pt" style:font-name-complex="FreeSans" style:font-size-complex="11pt"/>
    </style:style>
    <style:style style:name="P40" style:family="paragraph" style:parent-style-name="Table_20_Contents">
      <style:paragraph-properties fo:text-align="justify" style:justify-single-word="false"/>
      <style:text-properties style:font-name="Latin Modern Roman" fo:font-size="11pt" officeooo:rsid="00243b2d" officeooo:paragraph-rsid="00253bc8" style:font-name-asian="Noto Sans CJK SC Regular" style:font-size-asian="11pt" style:font-name-complex="FreeSans" style:font-size-complex="11pt"/>
    </style:style>
    <style:style style:name="P41" style:family="paragraph" style:parent-style-name="Table_20_Contents">
      <style:paragraph-properties fo:text-align="justify" style:justify-single-word="false"/>
      <style:text-properties style:font-name="Latin Modern Roman" fo:font-size="11pt" officeooo:rsid="00360401" officeooo:paragraph-rsid="00360401" style:font-name-asian="Noto Sans CJK SC Regular" style:font-size-asian="11pt" style:font-name-complex="FreeSans" style:font-size-complex="11pt"/>
    </style:style>
    <style:style style:name="P42" style:family="paragraph" style:parent-style-name="Table_20_Contents">
      <style:paragraph-properties fo:text-align="center" style:justify-single-word="false"/>
      <style:text-properties style:font-name="Latin Modern Roman" fo:font-size="12pt" fo:font-weight="bold" officeooo:rsid="00243b2d" officeooo:paragraph-rsid="00243b2d" style:font-name-asian="Noto Sans CJK SC Regular" style:font-size-asian="12pt" style:font-weight-asian="bold" style:font-name-complex="FreeSans" style:font-size-complex="12pt" style:font-weight-complex="bold"/>
    </style:style>
    <style:style style:name="P43" style:family="paragraph" style:parent-style-name="Table_20_Contents">
      <style:paragraph-properties fo:text-align="justify" style:justify-single-word="false"/>
      <style:text-properties officeooo:rsid="0027a304" officeooo:paragraph-rsid="0027a304"/>
    </style:style>
    <style:style style:name="P44" style:family="paragraph" style:parent-style-name="Table_20_Contents">
      <style:paragraph-properties fo:text-align="justify" style:justify-single-word="false"/>
      <style:text-properties officeooo:rsid="00360401" officeooo:paragraph-rsid="00360401"/>
    </style:style>
    <style:style style:name="P45"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46" style:family="paragraph" style:parent-style-name="Contents_20_Heading">
      <style:paragraph-properties fo:break-before="page"/>
    </style:style>
    <style:style style:name="P47" style:family="paragraph" style:parent-style-name="Title">
      <style:paragraph-properties fo:padding-left="0cm" fo:padding-right="0cm" fo:padding-top="0cm" fo:padding-bottom="0.074cm" fo:border-left="none" fo:border-right="none" fo:border-top="none" fo:border-bottom="0.06pt solid #000000" style:join-border="false"/>
      <style:text-properties officeooo:paragraph-rsid="0021a10a"/>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Heading_20_1">
      <style:paragraph-properties fo:text-align="justify" style:justify-single-word="false"/>
    </style:style>
    <style:style style:name="P51" style:family="paragraph" style:parent-style-name="Heading_20_1">
      <style:paragraph-properties fo:text-align="justify" style:justify-single-word="false"/>
      <style:text-properties officeooo:rsid="001281ff" officeooo:paragraph-rsid="001446ed"/>
    </style:style>
    <style:style style:name="P52" style:family="paragraph" style:parent-style-name="Heading_20_1">
      <style:paragraph-properties fo:text-align="justify" style:justify-single-word="false"/>
      <style:text-properties officeooo:rsid="001281ff" officeooo:paragraph-rsid="0016fbd6"/>
    </style:style>
    <style:style style:name="P53" style:family="paragraph" style:parent-style-name="Heading_20_1">
      <style:paragraph-properties fo:text-align="justify" style:justify-single-word="false"/>
      <style:text-properties officeooo:rsid="001281ff" officeooo:paragraph-rsid="00197ee8"/>
    </style:style>
    <style:style style:name="P54" style:family="paragraph" style:parent-style-name="Heading_20_1">
      <style:paragraph-properties fo:text-align="justify" style:justify-single-word="false" fo:break-before="page"/>
      <style:text-properties officeooo:paragraph-rsid="00243b2d"/>
    </style:style>
    <style:style style:name="P55" style:family="paragraph" style:parent-style-name="Heading_20_2">
      <style:paragraph-properties fo:text-align="justify" style:justify-single-word="false"/>
    </style:style>
    <style:style style:name="P56" style:family="paragraph" style:parent-style-name="Heading_20_2">
      <style:paragraph-properties fo:text-align="justify" style:justify-single-word="false"/>
      <style:text-properties officeooo:paragraph-rsid="003be7bd"/>
    </style:style>
    <style:style style:name="P57" style:family="paragraph" style:parent-style-name="Heading_20_2">
      <style:paragraph-properties fo:text-align="justify" style:justify-single-word="false"/>
      <style:text-properties officeooo:paragraph-rsid="00309a4e"/>
    </style:style>
    <style:style style:name="P58" style:family="paragraph" style:parent-style-name="Heading_20_3">
      <style:text-properties officeooo:rsid="003be7bd" officeooo:paragraph-rsid="003be7bd"/>
    </style:style>
    <style:style style:name="P59" style:family="paragraph" style:parent-style-name="Heading_20_3">
      <style:text-properties officeooo:rsid="003be7bd" officeooo:paragraph-rsid="003d621c"/>
    </style:style>
    <style:style style:name="P60" style:family="paragraph" style:parent-style-name="Heading_20_3">
      <style:text-properties officeooo:rsid="003d621c" officeooo:paragraph-rsid="003d621c"/>
    </style:style>
    <style:style style:name="P61" style:family="paragraph" style:parent-style-name="Standard" style:list-style-name="L1">
      <style:paragraph-properties fo:text-align="justify" style:justify-single-word="false"/>
    </style:style>
    <style:style style:name="P62" style:family="paragraph" style:parent-style-name="Text_20_body" style:list-style-name="">
      <style:paragraph-properties fo:text-align="justify" style:justify-single-word="false"/>
    </style:style>
    <style:style style:name="P63" style:family="paragraph" style:parent-style-name="Text_20_body" style:list-style-name="L1">
      <style:paragraph-properties fo:text-align="justify" style:justify-single-word="false"/>
      <style:text-properties officeooo:paragraph-rsid="001b6902"/>
    </style:style>
    <style:style style:name="P64" style:family="paragraph" style:parent-style-name="Text_20_body" style:list-style-name="L10">
      <style:paragraph-properties fo:text-align="justify" style:justify-single-word="false"/>
      <style:text-properties officeooo:paragraph-rsid="0015de46"/>
    </style:style>
    <style:style style:name="P65" style:family="paragraph" style:parent-style-name="Text_20_body" style:list-style-name="L12">
      <style:paragraph-properties fo:text-align="justify" style:justify-single-word="false"/>
      <style:text-properties officeooo:paragraph-rsid="001997fb"/>
    </style:style>
    <style:style style:name="P66" style:family="paragraph" style:parent-style-name="Text_20_body" style:list-style-name="L2">
      <style:paragraph-properties fo:text-align="justify" style:justify-single-word="false"/>
      <style:text-properties officeooo:paragraph-rsid="0048063d"/>
    </style:style>
    <style:style style:name="P67" style:family="paragraph" style:parent-style-name="Text_20_body" style:list-style-name="L1">
      <style:paragraph-properties fo:text-align="justify" style:justify-single-word="false"/>
      <style:text-properties officeooo:rsid="000ebb42" officeooo:paragraph-rsid="001b6902"/>
    </style:style>
    <style:style style:name="P68" style:family="paragraph" style:parent-style-name="Text_20_body" style:list-style-name="L2">
      <style:paragraph-properties fo:text-align="justify" style:justify-single-word="false"/>
      <style:text-properties officeooo:rsid="000f660b" officeooo:paragraph-rsid="000f3410"/>
    </style:style>
    <style:style style:name="P69" style:family="paragraph" style:parent-style-name="Text_20_body" style:list-style-name="L3">
      <style:paragraph-properties fo:text-align="justify" style:justify-single-word="false"/>
      <style:text-properties officeooo:rsid="000f660b" officeooo:paragraph-rsid="001bc40a"/>
    </style:style>
    <style:style style:name="P70" style:family="paragraph" style:parent-style-name="Text_20_body" style:list-style-name="L3">
      <style:paragraph-properties fo:text-align="justify" style:justify-single-word="false"/>
      <style:text-properties officeooo:rsid="000f660b" officeooo:paragraph-rsid="000f660b"/>
    </style:style>
    <style:style style:name="P71" style:family="paragraph" style:parent-style-name="Text_20_body" style:list-style-name="L2">
      <style:paragraph-properties fo:text-align="justify" style:justify-single-word="false"/>
      <style:text-properties officeooo:rsid="001def26" officeooo:paragraph-rsid="0029ab67"/>
    </style:style>
    <style:style style:name="P72" style:family="paragraph" style:parent-style-name="Text_20_body" style:list-style-name="L4">
      <style:paragraph-properties fo:text-align="justify" style:justify-single-word="false"/>
      <style:text-properties officeooo:rsid="00102f30" officeooo:paragraph-rsid="00102f30"/>
    </style:style>
    <style:style style:name="P73" style:family="paragraph" style:parent-style-name="Text_20_body" style:list-style-name="L5">
      <style:paragraph-properties fo:text-align="justify" style:justify-single-word="false"/>
      <style:text-properties officeooo:rsid="002f8385" officeooo:paragraph-rsid="002f8385"/>
    </style:style>
    <style:style style:name="P74" style:family="paragraph" style:parent-style-name="Text_20_body" style:list-style-name="L6">
      <style:paragraph-properties fo:text-align="justify" style:justify-single-word="false"/>
      <style:text-properties fo:font-weight="normal" officeooo:rsid="003be7bd" officeooo:paragraph-rsid="003be7bd" style:font-weight-asian="normal" style:font-weight-complex="normal"/>
    </style:style>
    <style:style style:name="P75" style:family="paragraph" style:parent-style-name="Text_20_body" style:list-style-name="L6">
      <style:paragraph-properties fo:text-align="justify" style:justify-single-word="false"/>
      <style:text-properties fo:font-weight="normal" officeooo:rsid="002f8385" officeooo:paragraph-rsid="003be7bd" style:font-weight-asian="normal" style:font-weight-complex="normal"/>
    </style:style>
    <style:style style:name="P76" style:family="paragraph" style:parent-style-name="Text_20_body" style:list-style-name="L7">
      <style:paragraph-properties fo:text-align="justify" style:justify-single-word="false"/>
      <style:text-properties fo:font-weight="normal" officeooo:rsid="002f8385" officeooo:paragraph-rsid="003e0baa" style:font-weight-asian="normal" style:font-weight-complex="normal"/>
    </style:style>
    <style:style style:name="P77" style:family="paragraph" style:parent-style-name="Text_20_body" style:list-style-name="L6">
      <style:paragraph-properties fo:text-align="justify" style:justify-single-word="false"/>
      <style:text-properties fo:font-weight="normal" officeooo:rsid="00107ad8" officeooo:paragraph-rsid="0043fdc0" style:font-weight-asian="normal" style:font-weight-complex="normal"/>
    </style:style>
    <style:style style:name="P78" style:family="paragraph" style:parent-style-name="Text_20_body" style:list-style-name="L7">
      <style:paragraph-properties fo:text-align="justify" style:justify-single-word="false"/>
      <style:text-properties fo:font-weight="normal" officeooo:rsid="00107ad8" officeooo:paragraph-rsid="003e0baa" style:font-weight-asian="normal" style:font-weight-complex="normal"/>
    </style:style>
    <style:style style:name="P79" style:family="paragraph" style:parent-style-name="Text_20_body" style:list-style-name="L7">
      <style:paragraph-properties fo:text-align="justify" style:justify-single-word="false"/>
      <style:text-properties fo:font-weight="normal" officeooo:rsid="002da669" officeooo:paragraph-rsid="003e0baa" style:font-weight-asian="normal" style:font-weight-complex="normal"/>
    </style:style>
    <style:style style:name="P80" style:family="paragraph" style:parent-style-name="Text_20_body" style:list-style-name="L8">
      <style:paragraph-properties fo:text-align="justify" style:justify-single-word="false"/>
      <style:text-properties fo:font-weight="normal" officeooo:rsid="001128b8" officeooo:paragraph-rsid="001128b8" style:font-weight-asian="normal" style:font-weight-complex="normal"/>
    </style:style>
    <style:style style:name="P81" style:family="paragraph" style:parent-style-name="Text_20_body" style:list-style-name="L6">
      <style:paragraph-properties fo:text-align="justify" style:justify-single-word="false"/>
      <style:text-properties officeooo:rsid="00107ad8" officeooo:paragraph-rsid="00107ad8"/>
    </style:style>
    <style:style style:name="P82" style:family="paragraph" style:parent-style-name="Text_20_body" style:list-style-name="L7">
      <style:paragraph-properties fo:text-align="justify" style:justify-single-word="false"/>
      <style:text-properties officeooo:rsid="00107ad8" officeooo:paragraph-rsid="00107ad8"/>
    </style:style>
    <style:style style:name="P83" style:family="paragraph" style:parent-style-name="Text_20_body" style:list-style-name="L9">
      <style:paragraph-properties fo:text-align="justify" style:justify-single-word="false"/>
      <style:text-properties officeooo:rsid="001281ff" officeooo:paragraph-rsid="001281ff"/>
    </style:style>
    <style:style style:name="P84" style:family="paragraph" style:parent-style-name="Text_20_body" style:list-style-name="L10">
      <style:paragraph-properties fo:text-align="justify" style:justify-single-word="false"/>
      <style:text-properties officeooo:rsid="0016fbd6" officeooo:paragraph-rsid="0015de46"/>
    </style:style>
    <style:style style:name="P85" style:family="paragraph" style:parent-style-name="Text_20_body" style:list-style-name="L10">
      <style:paragraph-properties fo:text-align="justify" style:justify-single-word="false"/>
      <style:text-properties officeooo:rsid="0016fbd6" officeooo:paragraph-rsid="00322b17"/>
    </style:style>
    <style:style style:name="P86" style:family="paragraph" style:parent-style-name="Text_20_body" style:list-style-name="L11">
      <style:paragraph-properties fo:text-align="justify" style:justify-single-word="false"/>
      <style:text-properties officeooo:rsid="0016fbd6" officeooo:paragraph-rsid="0016fbd6"/>
    </style:style>
    <style:style style:name="P87" style:family="paragraph" style:parent-style-name="Text_20_body" style:list-style-name="L10">
      <style:paragraph-properties fo:text-align="justify" style:justify-single-word="false"/>
      <style:text-properties officeooo:rsid="001cc499" officeooo:paragraph-rsid="00322b17"/>
    </style:style>
    <style:style style:name="P88" style:family="paragraph" style:parent-style-name="Text_20_body" style:list-style-name="L12">
      <style:paragraph-properties fo:text-align="justify" style:justify-single-word="false"/>
      <style:text-properties officeooo:rsid="001997fb" officeooo:paragraph-rsid="001997fb"/>
    </style:style>
    <style:style style:name="P89" style:family="paragraph" style:parent-style-name="Text_20_body" style:list-style-name="L12">
      <style:paragraph-properties fo:text-align="justify" style:justify-single-word="false"/>
      <style:text-properties officeooo:rsid="001997fb" officeooo:paragraph-rsid="00341338"/>
    </style:style>
    <style:style style:name="T1" style:family="text">
      <style:text-properties officeooo:rsid="000ebb42"/>
    </style:style>
    <style:style style:name="T2" style:family="text">
      <style:text-properties officeooo:rsid="000f3410"/>
    </style:style>
    <style:style style:name="T3" style:family="text">
      <style:text-properties officeooo:rsid="00107ad8"/>
    </style:style>
    <style:style style:name="T4" style:family="text">
      <style:text-properties officeooo:rsid="001128b8"/>
    </style:style>
    <style:style style:name="T5" style:family="text">
      <style:text-properties officeooo:rsid="0011b154"/>
    </style:style>
    <style:style style:name="T6" style:family="text">
      <style:text-properties officeooo:rsid="001446ed"/>
    </style:style>
    <style:style style:name="T7" style:family="text">
      <style:text-properties officeooo:rsid="0015de46"/>
    </style:style>
    <style:style style:name="T8" style:family="text">
      <style:text-properties officeooo:rsid="0017aed8"/>
    </style:style>
    <style:style style:name="T9" style:family="text">
      <style:text-properties officeooo:rsid="001997fb"/>
    </style:style>
    <style:style style:name="T10" style:family="text">
      <style:text-properties officeooo:rsid="001b6902"/>
    </style:style>
    <style:style style:name="T11" style:family="text">
      <style:text-properties officeooo:rsid="001bc40a"/>
    </style:style>
    <style:style style:name="T12" style:family="text">
      <style:text-properties officeooo:rsid="001c396b"/>
    </style:style>
    <style:style style:name="T13" style:family="text">
      <style:text-properties officeooo:rsid="001cc499"/>
    </style:style>
    <style:style style:name="T14" style:family="text">
      <style:text-properties officeooo:rsid="001def26"/>
    </style:style>
    <style:style style:name="T15" style:family="text">
      <style:text-properties officeooo:rsid="00210835"/>
    </style:style>
    <style:style style:name="T16" style:family="text">
      <style:text-properties officeooo:rsid="002157c1"/>
    </style:style>
    <style:style style:name="T17" style:family="text">
      <style:text-properties officeooo:rsid="00243b2d"/>
    </style:style>
    <style:style style:name="T18" style:family="text">
      <style:text-properties officeooo:rsid="00295ead"/>
    </style:style>
    <style:style style:name="T19" style:family="text">
      <style:text-properties officeooo:rsid="0029ab67"/>
    </style:style>
    <style:style style:name="T20" style:family="text">
      <style:text-properties officeooo:rsid="002b2825"/>
    </style:style>
    <style:style style:name="T21" style:family="text">
      <style:text-properties fo:font-style="normal" style:text-underline-style="none"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2d052b" style:font-weight-asian="normal" style:font-weight-complex="normal"/>
    </style:style>
    <style:style style:name="T24" style:family="text">
      <style:text-properties fo:font-weight="normal" officeooo:rsid="0044710f" style:font-weight-asian="normal" style:font-weight-complex="normal"/>
    </style:style>
    <style:style style:name="T25" style:family="text">
      <style:text-properties officeooo:rsid="002c8199"/>
    </style:style>
    <style:style style:name="T26" style:family="text">
      <style:text-properties officeooo:rsid="002d052b"/>
    </style:style>
    <style:style style:name="T27" style:family="text">
      <style:text-properties officeooo:rsid="002da669"/>
    </style:style>
    <style:style style:name="T28" style:family="text">
      <style:text-properties officeooo:rsid="002f8385"/>
    </style:style>
    <style:style style:name="T29" style:family="text">
      <style:text-properties officeooo:rsid="002f87cc"/>
    </style:style>
    <style:style style:name="T30" style:family="text">
      <style:text-properties officeooo:rsid="00309a4e"/>
    </style:style>
    <style:style style:name="T31" style:family="text">
      <style:text-properties officeooo:rsid="0030e276"/>
    </style:style>
    <style:style style:name="T32" style:family="text">
      <style:text-properties officeooo:rsid="00322b17"/>
    </style:style>
    <style:style style:name="T33" style:family="text">
      <style:text-properties officeooo:rsid="003476c0"/>
    </style:style>
    <style:style style:name="T34" style:family="text">
      <style:text-properties officeooo:rsid="00360401"/>
    </style:style>
    <style:style style:name="T35" style:family="text">
      <style:text-properties officeooo:rsid="00360947"/>
    </style:style>
    <style:style style:name="T36" style:family="text">
      <style:text-properties officeooo:rsid="0037eb68"/>
    </style:style>
    <style:style style:name="T37" style:family="text">
      <style:text-properties officeooo:rsid="003bdf84"/>
    </style:style>
    <style:style style:name="T38" style:family="text">
      <style:text-properties officeooo:rsid="003e0baa"/>
    </style:style>
    <style:style style:name="T39" style:family="text">
      <style:text-properties officeooo:rsid="003f9786"/>
    </style:style>
    <style:style style:name="T40" style:family="text">
      <style:text-properties officeooo:rsid="00468cda"/>
    </style:style>
    <style:style style:name="T41" style:family="text">
      <style:text-properties officeooo:rsid="0048063d"/>
    </style:style>
    <style:style style:name="T42" style:family="text">
      <style:text-properties officeooo:rsid="000f660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ext_20_body"/>
      <text:p text:style-name="Text_20_body"/>
      <text:p text:style-name="Text_20_body"/>
      <text:p text:style-name="Title"/>
      <text:p text:style-name="Text_20_body"/>
      <text:p text:style-name="Text_20_body"/>
      <text:p text:style-name="P47"><text:title>Charte informatique</text:title></text:p>
      <text:p text:style-name="P31"><text:user-defined style:data-style-name="N0" text:name="Client"/></text:p>
      <text:p text:style-name="P30"><text:span text:style-name="T16">Version 0.2.</text:span><text:span text:style-name="T16"><text:editing-cycles>44</text:editing-cycles></text:span><text:span text:style-name="T16"> du </text:span><text:date style:data-style-name="N36" text:date-value="2020-10-25T07:52:29.451778270" text:fixed="true">25/10/20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48"><text:a xlink:type="simple" xlink:href="#__RefHeading___Toc107_3113495105" text:style-name="Index_20_Link" text:visited-style-name="Index_20_Link">1 Introduction<text:tab/>4</text:a></text:p>
          <text:p text:style-name="P48"><text:a xlink:type="simple" xlink:href="#__RefHeading___Toc109_3113495105" text:style-name="Index_20_Link" text:visited-style-name="Index_20_Link">2 Règles de protection de l’information<text:tab/>4</text:a></text:p>
          <text:p text:style-name="P49"><text:a xlink:type="simple" xlink:href="#__RefHeading___Toc111_3113495105" text:style-name="Index_20_Link" text:visited-style-name="Index_20_Link">2.1 Obligation de discrétion<text:tab/>4</text:a></text:p>
          <text:p text:style-name="P49"><text:a xlink:type="simple" xlink:href="#__RefHeading___Toc113_3113495105" text:style-name="Index_20_Link" text:visited-style-name="Index_20_Link">2.2 Protection des moyens d’authentification<text:tab/>4</text:a></text:p>
          <text:p text:style-name="P49"><text:a xlink:type="simple" xlink:href="#__RefHeading___Toc115_3113495105" text:style-name="Index_20_Link" text:visited-style-name="Index_20_Link">2.3 Protection contre l’ingénierie sociale<text:tab/>5</text:a></text:p>
          <text:p text:style-name="P49"><text:a xlink:type="simple" xlink:href="#__RefHeading___Toc117_3113495105" text:style-name="Index_20_Link" text:visited-style-name="Index_20_Link">2.4 Classification des documents<text:tab/>5</text:a></text:p>
          <text:p text:style-name="P48"><text:a xlink:type="simple" xlink:href="#__RefHeading___Toc121_3113495105" text:style-name="Index_20_Link" text:visited-style-name="Index_20_Link">3 Règles d’utilisation du SI<text:tab/>6</text:a></text:p>
          <text:p text:style-name="P49"><text:a xlink:type="simple" xlink:href="#__RefHeading___Toc123_3113495105" text:style-name="Index_20_Link" text:visited-style-name="Index_20_Link">3.1 Poste de travail<text:tab/>6</text:a></text:p>
          <text:p text:style-name="P49"><text:a xlink:type="simple" xlink:href="#__RefHeading___Toc125_3113495105" text:style-name="Index_20_Link" text:visited-style-name="Index_20_Link">3.2 Téléphone<text:tab/>6</text:a></text:p>
          <text:p text:style-name="P49"><text:a xlink:type="simple" xlink:href="#__RefHeading___Toc127_3113495105" text:style-name="Index_20_Link" text:visited-style-name="Index_20_Link">3.3 Imprimante<text:tab/>7</text:a></text:p>
          <text:p text:style-name="P48"><text:a xlink:type="simple" xlink:href="#__RefHeading___Toc243_2178376013" text:style-name="Index_20_Link" text:visited-style-name="Index_20_Link">4 Règles d’utilisation de la messagerie<text:tab/>7</text:a></text:p>
          <text:p text:style-name="P48"><text:a xlink:type="simple" xlink:href="#__RefHeading___Toc250_2178376013" text:style-name="Index_20_Link" text:visited-style-name="Index_20_Link">5 Règles d’utilisation d’internet<text:tab/>8</text:a></text:p>
          <text:p text:style-name="P48"><text:a xlink:type="simple" xlink:href="#__RefHeading___Toc252_2178376013" text:style-name="Index_20_Link" text:visited-style-name="Index_20_Link">6 Règles d’utilisation des équipements nomades<text:tab/>8</text:a></text:p>
          <text:p text:style-name="P48"><text:a xlink:type="simple" xlink:href="#__RefHeading___Toc254_2178376013" text:style-name="Index_20_Link" text:visited-style-name="Index_20_Link">7 Règles d’utilisation des supports amovibles<text:tab/>9</text:a></text:p>
          <text:p text:style-name="P48"><text:a xlink:type="simple" xlink:href="#__RefHeading___Toc256_2178376013" text:style-name="Index_20_Link" text:visited-style-name="Index_20_Link">8 Règles d’utilisation des réseaux sociaux<text:tab/>9</text:a></text:p>
          <text:p text:style-name="P48"><text:a xlink:type="simple" xlink:href="#__RefHeading___Toc258_2178376013" text:style-name="Index_20_Link" text:visited-style-name="Index_20_Link">9 Sanctions<text:tab/>9</text:a></text:p>
          <text:p text:style-name="P48"><text:a xlink:type="simple" xlink:href="#__RefHeading___Toc1121_2213336253" text:style-name="Index_20_Link" text:visited-style-name="Index_20_Link">10 Glossaire<text:tab/>10</text:a></text:p>
        </text:index-body>
      </text:table-of-content>
      <text:p text:style-name="P2"/>
      <text:p text:style-name="P45"><text:bookmark-start text:name="__RefHeading___Toc1115_2213336253"/>Historique des versions<text:bookmark-end text:name="__RefHeading___Toc1115_2213336253"/></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2">Version</text:p>
          </table:table-cell>
          <table:table-cell table:style-name="Tableau1.A1" office:value-type="string">
            <text:p text:style-name="P42">Auteur</text:p>
          </table:table-cell>
          <table:table-cell table:style-name="Tableau1.A1" office:value-type="string">
            <text:p text:style-name="P42">Vérificateur</text:p>
          </table:table-cell>
          <table:table-cell table:style-name="Tableau1.D1" office:value-type="string">
            <text:p text:style-name="P42">Approbateur</text:p>
          </table:table-cell>
        </table:table-row>
        <table:table-row>
          <table:table-cell table:style-name="Tableau1.A2" office:value-type="string">
            <text:p text:style-name="P39">0.<text:span text:style-name="T34">01.11</text:span></text:p>
          </table:table-cell>
          <table:table-cell table:style-name="Tableau1.A2" office:value-type="string">
            <text:p text:style-name="P41"/>
          </table:table-cell>
          <table:table-cell table:style-name="Tableau1.A2" office:value-type="string">
            <text:p text:style-name="P39"/>
          </table:table-cell>
          <table:table-cell table:style-name="Tableau1.D2" office:value-type="string">
            <text:p text:style-name="P39"/>
          </table:table-cell>
        </table:table-row>
        <table:table-row>
          <table:table-cell table:style-name="Tableau1.A2" office:value-type="string">
            <text:p text:style-name="P41">0.02.2<text:span text:style-name="T35">7</text:span></text:p>
          </table:table-cell>
          <table:table-cell table:style-name="Tableau1.A2" office:value-type="string">
            <text:p text:style-name="P41"/>
          </table:table-cell>
          <table:table-cell table:style-name="Tableau1.A2" office:value-type="string">
            <text:p text:style-name="P39"/>
          </table:table-cell>
          <table:table-cell table:style-name="Tableau1.D2" office:value-type="string">
            <text:p text:style-name="P39"/>
          </table:table-cell>
        </table:table-row>
      </table:table>
      <text:p text:style-name="P37"><text:bookmark-start text:name="__RefHeading___Toc1117_2213336253"/>Les versions 0.XX.<text:span text:style-name="T34">RR</text:span> ne sont pas publiées <text:span text:style-name="T34">(RR = N°de révision)</text:span><text:bookmark-end text:name="__RefHeading___Toc1117_2213336253"/></text:p>
      <text:p text:style-name="P32"><text:bookmark-start text:name="__RefHeading___Toc1119_2213336253"/>Détail des modifications<text:bookmark-end text:name="__RefHeading___Toc1119_2213336253"/></text:p>
      <table:table table:name="Tableau2" table:style-name="Tableau2">
        <table:table-column table:style-name="Tableau2.A"/>
        <table:table-column table:style-name="Tableau2.B"/>
        <table:table-column table:style-name="Tableau2.C"/>
        <table:table-row>
          <table:table-cell table:style-name="Tableau2.A1" office:value-type="string">
            <text:p text:style-name="P40">0.<text:span text:style-name="T34">01.11</text:span></text:p>
          </table:table-cell>
          <table:table-cell table:style-name="Tableau2.A1" office:value-type="string">
            <text:p text:style-name="P44">24/10/2020</text:p>
          </table:table-cell>
          <table:table-cell table:style-name="Tableau2.C1" office:value-type="string">
            <text:p text:style-name="P43">Création du document</text:p>
          </table:table-cell>
        </table:table-row>
        <table:table-row>
          <table:table-cell table:style-name="Tableau2.A2" office:value-type="string">
            <text:p text:style-name="P41">0.02.2<text:span text:style-name="T35">7</text:span></text:p>
          </table:table-cell>
          <table:table-cell table:style-name="Tableau2.A2" office:value-type="string">
            <text:p text:style-name="P44">25/10/2020</text:p>
          </table:table-cell>
          <table:table-cell table:style-name="Tableau2.C2" office:value-type="string">
            <text:p text:style-name="P44">Modification sur mél de JA</text:p>
          </table:table-cell>
        </table:table-row>
      </table:table>
      <text:h text:style-name="P62" text:outline-level="1"/>
      <text:h text:style-name="P54" text:outline-level="1"><text:bookmark-start text:name="__RefHeading___Toc107_3113495105"/>Introduction<text:bookmark-end text:name="__RefHeading___Toc107_3113495105"/></text:h>
      <text:p text:style-name="P14">La Charte <text:span text:style-name="T17">Informatique</text:span> a pour objectifs :</text:p>
      <text:list xml:id="list1191208303" text:style-name="L1">
        <text:list-item>
          <text:p text:style-name="P63">De définir et de communiquer aux utilisateurs <text:span text:style-name="T1">du Système d’information (SI) les mesures à prendre pour d</text:span>iminuer les risques pesant sur les informations dont <text:user-defined style:data-style-name="N0" text:name="Organisation">Transport Nantes</text:user-defined><text:s/><text:span text:style-name="T1">à</text:span> la responsabilité ; <text:span text:style-name="T10">P</text:span>articiper à la protection de la confidentialité des données ; <text:span text:style-name="T10">R</text:span>especter des lois et règlements en vigueur,</text:p>
        </text:list-item>
        <text:list-item>
          <text:p text:style-name="P67">Informer les utilisateurs des moyens de contrôles mis en ouvre,</text:p>
        </text:list-item>
        <text:list-item>
          <text:p text:style-name="P61">Informe<text:span text:style-name="T1">r</text:span> de la possibilité de sanctions en cas de non-respect des règles du présent document.</text:p>
        </text:list-item>
      </text:list>
      <text:p text:style-name="P5"/>
      <text:p text:style-name="P4">Le système d’information est constitué d’actifs (serveur<text:span text:style-name="T17">s,</text:span> <text:span text:style-name="T1">ordinateurs, logiciels, services </text:span>etc.). <text:span text:style-name="T1">Tous les utilisateurs </text:span>de celui-ci <text:span text:style-name="T1">doivent respecter les dispositions de la présente charte.</text:span></text:p>
      <text:p text:style-name="P3"/>
      <text:h text:style-name="P50" text:outline-level="1"><text:bookmark-start text:name="__RefHeading___Toc109_3113495105"/>Règles de protection de l’information<text:bookmark-end text:name="__RefHeading___Toc109_3113495105"/></text:h>
      <text:h text:style-name="P55" text:outline-level="2"><text:bookmark-start text:name="__RefHeading___Toc111_3113495105"/>Obligation de <text:span text:style-name="T2">discrétion</text:span><text:bookmark-end text:name="__RefHeading___Toc111_3113495105"/></text:h>
      <text:p text:style-name="P21">L’utilisateur est tenu à une obligation de discrétion concernant les informations manipulées.</text:p>
      <text:h text:style-name="P55" text:outline-level="2"><text:bookmark-start text:name="__RefHeading___Toc113_3113495105"/>Protection des moyens d’authentification<text:bookmark-end text:name="__RefHeading___Toc113_3113495105"/></text:h>
      <text:p text:style-name="P21">L’authentification est le moyen de garantir l’identité de l’utilisateur accédant au SI. Les moyens d’authentification sont strictement personnels, ils ne doivent être utilisés que par l’utilisateur qui est responsable de leur confidentialité.</text:p>
      <text:p text:style-name="P9">L’utilisateur doit :</text:p>
      <text:list xml:id="list1173725713" text:style-name="L2">
        <text:list-item>
          <text:p text:style-name="P68">Garder secret ses codes d’accès (ne jamais les communiquer à quiconque), <text:span text:style-name="T25">ainsi il sera évité l’utilisation des comptes génériques partagés entre plusieurs utilisateurs.</text:span></text:p>
        </text:list-item>
        <text:list-item>
          <text:p text:style-name="P68">Les changer <text:span text:style-name="T18">immédiatement en cas de divulgation accidentelle,</text:span></text:p>
        </text:list-item>
        <text:list-item>
          <text:p text:style-name="P68">Ne pas les stocker sur des supports physiques ou informatiques accessibles sans authentification,</text:p>
        </text:list-item>
        <text:list-item>
          <text:p text:style-name="P66"><text:soft-page-break/><text:span text:style-name="T41">U</text:span><text:span text:style-name="T42">tiliser </text:span><text:span text:style-name="T20">un</text:span><text:span text:style-name="T42"> coffre fort numérique de mot</text:span><text:span text:style-name="T20">s</text:span><text:span text:style-name="T42"> de passe </text:span><text:span text:style-name="T11">certifié par </text:span><text:span text:style-name="T11"><text:user-defined style:data-style-name="N0" text:name="Organisation">Transport Nantes</text:user-defined></text:span><text:span text:style-name="T11">. </text:span><text:span text:style-name="T41">L’application (le site) bitwarden est fortement conseillé.</text:span></text:p>
        </text:list-item>
        <text:list-item>
          <text:p text:style-name="P71">Activer la double authentification <text:span text:style-name="T25">(Application mobile OTP de préférence, SMS ou Mél)</text:span> lorsque celle-ci est disponible.</text:p>
        </text:list-item>
      </text:list>
      <text:p text:style-name="P22">Il est fortement recommandé :</text:p>
      <text:list xml:id="list1370683084" text:style-name="L3">
        <text:list-item>
          <text:p text:style-name="P69"/>
        </text:list-item>
        <text:list-item>
          <text:p text:style-name="P70">Utiliser un<text:span text:style-name="T22">e </text:span><text:span text:style-name="T21">phrase de passe</text:span><text:span text:style-name="T22"> </text:span>complexe (longueur &gt; 12 caractères, <text:span text:style-name="T11">composée de majuscules, minuscules, chiffres et caractères spéciaux) pour l’accès au gestionnaire de mot de passe lui même, l’ouverture de session.</text:span></text:p>
        </text:list-item>
      </text:list>
      <text:p text:style-name="P18"><text:span text:style-name="T19">L’utilisateur s’engage à signaler à tout incident ou évènement suspect à l’adresse </text:span><text:span text:style-name="T36">securite@transport-nantes.com.</text:span></text:p>
      <text:h text:style-name="P55" text:outline-level="2"><text:bookmark-start text:name="__RefHeading___Toc115_3113495105"/>Protection contre l’ingénierie sociale<text:bookmark-end text:name="__RefHeading___Toc115_3113495105"/></text:h>
      <text:p text:style-name="P23">L’ingénierie sociale est une technique visant à exploiter la confiance, l’ignorance ou la crédulité d’une personne. Elle peut-être nourrie par des informations diffusées (par exemple sur les réseaux sociaux). </text:p>
      <text:list xml:id="list3407030606" text:style-name="L4">
        <text:list-item>
          <text:p text:style-name="P72">Vérifier l’identité d’un interlocuteur (contre appel après avoir vérifié la validité des informations),</text:p>
        </text:list-item>
        <text:list-item>
          <text:p text:style-name="P72">Ne jamais communiquer de mot de passe (y compris à un technicien informatique),</text:p>
        </text:list-item>
        <text:list-item>
          <text:p text:style-name="P72">En cas de doute, ne pas rester seul, transmettre et interroger ses collègues,</text:p>
        </text:list-item>
        <text:list-item>
          <text:p text:style-name="P72">Ne jamais communiquer d’informations sensibles à un interlocuteur <text:span text:style-name="T3">n’ayant pas été formellement identifié.</text:span></text:p>
        </text:list-item>
      </text:list>
      <text:h text:style-name="P55" text:outline-level="2"><text:bookmark-start text:name="__RefHeading___Toc117_3113495105"/>Classification des documents<text:bookmark-end text:name="__RefHeading___Toc117_3113495105"/></text:h>
      <text:p text:style-name="P24">Le<text:span text:style-name="T36">s</text:span> documents peuvent être classifiés, il appartient à chacun de contrôler leur diffusion</text:p>
      <text:list xml:id="list2259791902" text:style-name="L5">
        <text:list-item>
          <text:p text:style-name="P73">Public, interne, restreint, confidentiel</text:p>
        </text:list-item>
      </text:list>
      <text:p text:style-name="P35">Les documents administratifs seront classifiés « restreint » ou « confidentiel » et seront détruit à l’issu de leur durée de conservation légale. Info : <text:a xlink:type="simple" xlink:href="https://www.service-public.fr/professionnels-entreprises/vosdroits/F10029" text:style-name="Internet_20_link" text:visited-style-name="Visited_20_Internet_20_Link">https://www.service-public.fr/professionnels-entreprises/vosdroits/F10029</text:a></text:p>
      <text:p text:style-name="P34"><text:soft-page-break/>Les documents <text:span text:style-name="T29">classifiés « Interne », « Restreint », « Confidentiel »</text:span> doivent être détruit<text:span text:style-name="T29">s avant d’être jetés à la poubelle.</text:span></text:p>
      <text:h text:style-name="P50" text:outline-level="1"><text:bookmark-start text:name="__RefHeading___Toc121_3113495105"/>Règles d’utilisation du SI<text:bookmark-end text:name="__RefHeading___Toc121_3113495105"/></text:h>
      <text:p text:style-name="P36">Ce chapitre est applicable aux utilisateurs disposant de matériel ou accès mis à disposition par <text:span text:style-name="T27"><text:user-defined style:data-style-name="N0" text:name="Organisation">Transport Nantes</text:user-defined></text:span><text:span text:style-name="T27">. </text:span>Les consignes en gras doivent être respectées par tous les utilisateurs. Les salariés et bénévoles de l'association qui se servent de leur propre matériel doivent s'assurer de respecter <text:span text:style-name="T37">l</text:span>es mêmes consignes.</text:p>
      <text:h text:style-name="P56" text:outline-level="2"><text:bookmark-start text:name="__RefHeading___Toc123_3113495105"/><text:span text:style-name="T4">P</text:span>oste de travail<text:bookmark-end text:name="__RefHeading___Toc123_3113495105"/></text:h>
      <text:p text:style-name="P19">Le poste de travail est un ordinateur mis à la disposition des utilisateurs pour effectuer leur travail ou fourni par l'utilisateur lui-même.</text:p>
      <text:h text:style-name="P58" text:outline-level="3">Tout utilisateur</text:h>
      <text:p text:style-name="P25">L’utilisateur s’engage à :</text:p>
      <text:list xml:id="list586261856" text:style-name="L6">
        <text:list-item>
          <text:p text:style-name="P74">Configurer son poste de travail avec v<text:span text:style-name="T27">errouillage de session automatique, protection par mot de passe, protection antivirus, désactivation des autoruns, </text:span>et<text:span text:style-name="T27"> chiffrement du disque dur.</text:span></text:p>
        </text:list-item>
        <text:list-item>
          <text:p text:style-name="P75">Verrouiller sa session dès lors qu’il n’est pas physiquement devant le poste,</text:p>
        </text:list-item>
        <text:list-item>
          <text:p text:style-name="P77"><text:span text:style-name="T26">A signaler immédiatement tout incident ou évènement suspect (</text:span>fenêtres inhabituelles, lenteurs, etc)<text:span text:style-name="T26"> à l’adresse </text:span><text:span text:style-name="T40">securite@transport-nantes.com.</text:span></text:p>
        </text:list-item>
      </text:list>
      <text:h text:style-name="P58" text:outline-level="3">Utilisateur doté de matériel propriété de Transport Nantes</text:h>
      <text:p text:style-name="P19"><text:span text:style-name="T27">Ces postes sont configurés selon le socle de sécurité de </text:span><text:span text:style-name="T27"><text:user-defined style:data-style-name="N0" text:name="Organisation">Transport Nantes</text:user-defined></text:span><text:span text:style-name="T27">.</text:span></text:p>
      <text:p text:style-name="P20"><text:span text:style-name="T3">L’utilisateur s’engage, </text:span><text:span text:style-name="T38">en plus des consignes de la section précédente,</text:span><text:span text:style-name="T3"> à :</text:span></text:p>
      <text:list xml:id="list201337619262910" text:continue-numbering="true" text:style-name="L6">
        <text:list-item>
          <text:p text:style-name="P81">Ne pas y installer lui-même de logiciels <text:span text:style-name="T15">non validés,</text:span></text:p>
        </text:list-item>
        <text:list-item>
          <text:p text:style-name="P81"><text:span text:style-name="T12">N</text:span>e pas modifier la configuration sans autorisation,</text:p>
        </text:list-item>
        <text:list-item>
          <text:p text:style-name="P81">Ne pas porter atteinte au fonctionne normal du système,</text:p>
        </text:list-item>
        <text:list-item>
          <text:p text:style-name="P81">Redémarrer (ou démarrer) le poste de manière hebdomadaire a minima afin de maintenir les logiciels et les signatures antivirales à jour,</text:p>
        </text:list-item>
      </text:list>
      <text:h text:style-name="P57" text:outline-level="2"><text:bookmark-start text:name="__RefHeading___Toc125_3113495105"/><text:soft-page-break/><text:span text:style-name="T4">T</text:span>éléphone<text:bookmark-end text:name="__RefHeading___Toc125_3113495105"/></text:h>
      <text:h text:style-name="P60" text:outline-level="3">Tout utilisateur</text:h>
      <text:p text:style-name="P26">L’utilisateur s’engage à :</text:p>
      <text:list xml:id="list1083418418" text:style-name="L7">
        <text:list-item>
          <text:p text:style-name="P78">Porter attention sur la confidentialité des données communiquées (écrites ou verbales) <text:span text:style-name="T30">concernant </text:span><text:span text:style-name="T30"><text:user-defined style:data-style-name="N0" text:name="Organisation">Transport Nantes</text:user-defined></text:span>,</text:p>
        </text:list-item>
        <text:list-item>
          <text:p text:style-name="P79">Utiliser les fonctions de chiffrement de l’appareil lorsque celle-ci sont disponibles,</text:p>
        </text:list-item>
        <text:list-item>
          <text:p text:style-name="P76">Utiliser une code de verrouillage.</text:p>
        </text:list-item>
      </text:list>
      <text:h text:style-name="P59" text:outline-level="3">Utilisateur doté de matériel propriété de Transport Nantes</text:h>
      <text:p text:style-name="P26">L’utilisateur s’engage, <text:span text:style-name="T38">en plus des consignes de la section précédente,</text:span> à :</text:p>
      <text:list xml:id="list201337701108173" text:continue-numbering="true" text:style-name="L7">
        <text:list-item>
          <text:p text:style-name="P82">Ne pas y installer lui-même d’applications sans la validation <text:span text:style-name="T26">de </text:span><text:span text:style-name="T26"><text:user-defined style:data-style-name="N0" text:name="Organisation">Transport Nantes</text:user-defined></text:span><text:span text:style-name="T26">,</text:span></text:p>
        </text:list-item>
      </text:list>
      <text:h text:style-name="P55" text:outline-level="2"><text:bookmark-start text:name="__RefHeading___Toc127_3113495105"/>Imprimante<text:bookmark-end text:name="__RefHeading___Toc127_3113495105"/></text:h>
      <text:p text:style-name="P38">Des documents laissés sur un fax, une imprimante ou un photocopieur peuvent être lus, copiés, emportés par un tiers sans que le destinataire légitime, compromettant la confidentialité des informations contenues dans ces documents. <text:s/>Même en contexte de télétravail, la confidentialité des documents demande un veille assidue (famille, visiteurs, intervenants).</text:p>
      <text:p text:style-name="P27">L’utilisateur s’engage à :</text:p>
      <text:list xml:id="list4155467438" text:style-name="L8">
        <text:list-item>
          <text:p text:style-name="P80">S’assurer de la confidentialité des données. Ne pas laisser de documents dans les bacs d’impression,</text:p>
        </text:list-item>
      </text:list>
      <text:h text:style-name="P50" text:outline-level="1"><text:bookmark-start text:name="__RefHeading___Toc243_2178376013"/>Règles d’utilisation de la messagerie<text:bookmark-end text:name="__RefHeading___Toc243_2178376013"/></text:h>
      <text:p text:style-name="P14">La messagerie est une ressource commune accessible aux utilisateurs à des fins professionnelles. Un usage raisonnable de la messagerie à des fins privées est toléré, dans le respect de la présente <text:span text:style-name="T5">Charte. Sont considérés comme privés les messages comprenant en réception / expédition un des mots clés « [perso] », « [personnel] » ou « [privé] » dans le champ objet ou dans le nom du fichier joint.Sauf indication contraire, tout message revêt un caractère professionnel.</text:span></text:p>
      <text:p text:style-name="P8">L’usage privé est admis</text:p>
      <text:list xml:id="list2943613274" text:style-name="L9">
        <text:list-item>
          <text:p text:style-name="P83"><text:soft-page-break/>S’il <text:span text:style-name="T39">ne </text:span>porte pas atteinte aux activités professionnelles,</text:p>
        </text:list-item>
        <text:list-item>
          <text:p text:style-name="P83">Ne porte pas atteinte à <text:user-defined style:data-style-name="N0" text:name="Organisation">Transport Nantes</text:user-defined><text:span text:style-name="T6">,</text:span></text:p>
        </text:list-item>
        <text:list-item>
          <text:p text:style-name="P83">S’effectue dans le respect des lois en vigueur.</text:p>
        </text:list-item>
      </text:list>
      <text:p text:style-name="P7"><text:span text:style-name="T27"><text:user-defined style:data-style-name="N0" text:name="Organisation">Transport Nantes</text:user-defined></text:span><text:span text:style-name="T27"><text:s/></text:span>ne pourra prendre connaissance du contenu des messages privés ainsi que des fichiers privés de messagerie regroupant exclusivement ces derniers que dans les conditions liées au strict respect du secret des correspondances ;</text:p>
      <text:p text:style-name="P7">Il est impossible de garantir que les communications par messagerie électronique arrivent en temps utile, sont sécurisées de bout en bout ou dénuées de toute erreur, altération, falsification ou virus. En conséquence, <text:span text:style-name="T27"><text:user-defined style:data-style-name="N0" text:name="Organisation">Transport Nantes</text:user-defined></text:span><text:span text:style-name="T27"><text:s/></text:span>décline toute responsabilité du fait des erreurs, altérations, falsifications ou omissions qui pourraient en résulter.</text:p>
      <text:p text:style-name="P6">Chaque utilisateur, <text:span text:style-name="T31">qu’il soit bénévole ou salarié,</text:span> a le droit à la déconnexion. <text:span text:style-name="T31">S</text:span>auf situation <text:span text:style-name="T6">exceptionnelle,</text:span> il n’est pas tenu de répondre en dehors de ses heures <text:span text:style-name="T31">ouvrées</text:span>.</text:p>
      <text:h text:style-name="P51" text:outline-level="1"><text:bookmark-start text:name="__RefHeading___Toc250_2178376013"/>Règles d’utilisation d’internet<text:bookmark-end text:name="__RefHeading___Toc250_2178376013"/></text:h>
      <text:p text:style-name="P15">Un accès à Internet <text:span text:style-name="T32">peut-être mis</text:span> à disposition des utilisateurs <text:span text:style-name="T32">par </text:span><text:span text:style-name="T32"><text:user-defined style:data-style-name="N0" text:name="Organisation">Transport Nantes</text:user-defined></text:span>. Seuls les sites présentant un lien direct et <text:span text:style-name="T6">nécessaire avec l’activité de </text:span><text:span text:style-name="T6"><text:user-defined style:data-style-name="N0" text:name="Organisation">Transport Nantes</text:user-defined></text:span><text:span text:style-name="T6"><text:s/>ont vocation à être consultés. Une consultation de sites Internet à titre privé, ponctuelle et dans des limites raisonnables est </text:span>acceptée, sous réserve des interdictions mentionnées ci-dessous. <text:span text:style-name="T7">L’usage privé abusif pourra se déduire du volume des données échangées, de la durée et la fréquence des connexions.</text:span></text:p>
      <text:p text:style-name="P10">Il est interdit :</text:p>
      <text:list xml:id="list2778672983" text:style-name="L10">
        <text:list-item>
          <text:p text:style-name="P64"><text:span text:style-name="T7">Visualiser, télécharger, transmettre ou conserver des contenus à caractère pornographique, </text:span>pédophile, raciste, discriminatoire, xénophobe, diffamatoire, portant atteinte au respect de la personne humaine et à sa dignité, incitant à la commission d'un délit ou d'un crime, contraires à <text:span text:style-name="T7">l’ordre public,</text:span></text:p>
        </text:list-item>
        <text:list-item>
          <text:p text:style-name="P84">Participer à des jeux d’argent,</text:p>
        </text:list-item>
        <text:list-item>
          <text:p text:style-name="P87">Utiliser <text:span text:style-name="T32">pour le compte de </text:span><text:span text:style-name="T32"><text:user-defined style:data-style-name="N0" text:name="Organisation">Transport Nantes</text:user-defined></text:span><text:s/>des services non explicitement autorisés,</text:p>
        </text:list-item>
        <text:list-item>
          <text:p text:style-name="P85">Transmettre ou publier des données interne, non publique ou confidentielle de <text:span text:style-name="T27"><text:user-defined style:data-style-name="N0" text:name="Organisation">Transport Nantes</text:user-defined></text:span><text:span text:style-name="T27">,</text:span></text:p>
        </text:list-item>
      </text:list>
      <text:h text:style-name="P52" text:outline-level="1"><text:bookmark-start text:name="__RefHeading___Toc252_2178376013"/><text:soft-page-break/>Règles d’utilisation <text:span text:style-name="T32">des équipements nomades</text:span><text:bookmark-end text:name="__RefHeading___Toc252_2178376013"/></text:h>
      <text:p text:style-name="P17">Par matériels nomades, sont désignés les moyens qui permettent un accès aux ressources informatiques et aux données de <text:span text:style-name="T27"><text:user-defined style:data-style-name="N0" text:name="Organisation">Transport Nantes</text:user-defined></text:span><text:span text:style-name="T27"><text:s/>depuis un accès distant.</text:span></text:p>
      <text:p text:style-name="P11">L’utilisateur s’engage :</text:p>
      <text:list xml:id="list4042327904" text:style-name="L11">
        <text:list-item>
          <text:p text:style-name="P86"><text:span text:style-name="T28">N</text:span>e jamais laisser les matériels nomades sans surveillance <text:span text:style-name="T28">dans un lieu public,</text:span></text:p>
        </text:list-item>
        <text:list-item>
          <text:p text:style-name="P86">Dans les lieux publics s’assurer que les données affichées à l’écran ne sont <text:span text:style-name="T8">pa</text:span>s lues par des personnes non habilitées,</text:p>
        </text:list-item>
        <text:list-item>
          <text:p text:style-name="P86"><text:span text:style-name="T14">A </text:span>n’aborder aucun sujet sensible ou confidentiel en présence de tiers non habilités,</text:p>
        </text:list-item>
        <text:list-item>
          <text:p text:style-name="P86">Ne pas stocker de données sur le dispositif (pas de sauvegarde) et utiliser les répertoire du réseau,</text:p>
        </text:list-item>
        <text:list-item>
          <text:p text:style-name="P86">Ne pas désactiver les dispositifs de sécurité (<text:span text:style-name="T13">Firewall</text:span>, antivirus etc.) et s’engager à les <text:span text:style-name="T8">maintenir</text:span> à <text:span text:style-name="T8">jour.</text:span></text:p>
        </text:list-item>
      </text:list>
      <text:h text:style-name="P53" text:outline-level="1"><text:bookmark-start text:name="__RefHeading___Toc254_2178376013"/>Règles d’utilisation des supports amovibles<text:bookmark-end text:name="__RefHeading___Toc254_2178376013"/></text:h>
      <text:p text:style-name="P16"><text:span text:style-name="T9">Le risque lié à l’usage de ce type de supports est la perte de confidentialité (clé USB perdue) ou la diffusion de programmes malveillants. </text:span>Afin de se prémunir de ces risques, <text:span text:style-name="T9">s</text:span>eules les clés USB chiffrées fournies par <text:span text:style-name="T27"><text:user-defined style:data-style-name="N0" text:name="Organisation">Transport Nantes</text:user-defined></text:span><text:span text:style-name="T27"><text:s/></text:span>et le matériel attribué (casque audio, souris, etc.) sont autorisés <text:span text:style-name="T33">sur les postes fourni par </text:span><text:span text:style-name="T33"><text:user-defined style:data-style-name="N0" text:name="Organisation">Transport Nantes</text:user-defined></text:span>. </text:p>
      <text:p text:style-name="P29">En complément, l’utilisateur s’engage à :</text:p>
      <text:list xml:id="list3327982120" text:style-name="L12">
        <text:list-item>
          <text:p text:style-name="P88">Ne laisser sur les clés USB que les documents strictement nécessaires,</text:p>
        </text:list-item>
        <text:list-item>
          <text:p text:style-name="P65">V<text:span text:style-name="T33">érifier tout document en p</text:span>rovenance d'un autre ordinateur <text:span text:style-name="T33">(</text:span>contrôle anti-virus<text:span text:style-name="T33">),</text:span></text:p>
        </text:list-item>
        <text:list-item>
          <text:p text:style-name="P89">Signaler immédiatement la perte d’un support <text:span text:style-name="T23">à l’adresse </text:span><text:span text:style-name="T24">securite@transport-nantes.com</text:span><text:span text:style-name="T23">.</text:span></text:p>
        </text:list-item>
      </text:list>
      <text:h text:style-name="P53" text:outline-level="1"><text:bookmark-start text:name="__RefHeading___Toc256_2178376013"/>Règles d’utilisation des réseaux sociaux<text:bookmark-end text:name="__RefHeading___Toc256_2178376013"/></text:h>
      <text:p text:style-name="P13">La diffusions d’informations non maîtrisées sur les réseaux sociaux peut exposer <text:span text:style-name="T27"><text:user-defined style:data-style-name="N0" text:name="Organisation">Transport Nantes</text:user-defined></text:span><text:s/>et ses collaborateurs, que ce soit à titre personnel ou professionnel. <text:soft-page-break/>Des règles simples sont applicables pour se protéger contre les risques suivants : Réputation, fuite de données, arnaque au président, usurpation d’identité <text:span text:style-name="T33">etc.</text:span></text:p>
      <text:p text:style-name="P12">L’utilisateur s’engage à ne pas publier de données professionnelles sur des réseaux à usage personnel.</text:p>
      <text:h text:style-name="P50" text:outline-level="1"><text:bookmark-start text:name="__RefHeading___Toc258_2178376013"/>Sanctions<text:bookmark-end text:name="__RefHeading___Toc258_2178376013"/></text:h>
      <text:p text:style-name="P28">Les manquements aux règles et le non-respect des mesures de sécurité décrites dans la présente Charte sont susceptibles d'engager la responsabilité de l'utilisateur et d'entraîner à son encontre des limitations ou suspensions d’accès à tout ou partie du système d'information et de communication de <text:span text:style-name="T27"><text:user-defined style:data-style-name="N0" text:name="Organisation">Transport Nantes</text:user-defined></text:span>. Ces manquements peuvent entraîner des sanctions disciplinaires, proportionnées à la gravité des faits concernés.</text:p>
      <text:h text:style-name="Heading_20_1" text:outline-level="1"><text:bookmark-start text:name="__RefHeading___Toc1121_2213336253"/>Glossaire<text:bookmark-end text:name="__RefHeading___Toc1121_2213336253"/></text:h>
      <text:p text:style-name="P33">SI : Système d’inform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in Modern Roman" svg:font-family="'Latin Modern Roman'"/>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atin Modern Roman"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atin Modern Roman"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Roman" fo:font-family="'Latin Modern Roman'"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atin Modern Roman" fo:font-family="'Latin Modern 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atin Modern Roman" fo:font-family="'Latin Modern 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atin Modern Roman" fo:font-family="'Latin Modern Roman'"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b4f1" officeooo:paragraph-rsid="0039b4f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footer>
        <text:p text:style-name="Footer"><text:title>Charte informatique</text:title><text:s/>- <text:user-defined style:data-style-name="N0" text:name="Client"/><text:tab/><text:tab/> <text:page-number text:select-page="current">5</text:page-number><text:s/>/ <text:page-count>10</text:page-count></text:p>
        <text:p text:style-name="MP1">15/11/2020</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1T12:14:23.426090181</meta:creation-date>
    <dc:date>2020-11-19T20:13:35.986403754</dc:date>
    <meta:editing-duration>PT2H25S</meta:editing-duration>
    <meta:editing-cycles>44</meta:editing-cycles>
    <meta:generator>LibreOffice/6.4.6.2$Linux_X86_64 LibreOffice_project/40$Build-2</meta:generator>
    <dc:title>Charte informatique</dc:title>
    <dc:creator>Jeff Abrahamson</dc:creator>
    <meta:document-statistic meta:table-count="2" meta:image-count="0" meta:object-count="0" meta:page-count="10" meta:paragraph-count="136" meta:word-count="1709" meta:character-count="11460" meta:non-whitespace-character-count="9942"/>
    <meta:user-defined meta:name="Mél_informatique">securite@transport-nantes.fr (exemple)</meta:user-defined>
    <meta:user-defined meta:name="Organisation">Transport Nantes</meta:user-defined>
    <meta:user-defined meta:name="Resp_informatique">Jeff Abrahamson</meta:user-defined>
  </office:meta>
</office:document-meta>
</file>